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3f683" officeooo:paragraph-rsid="0003f683"/>
    </style:style>
    <style:style style:name="T1" style:family="text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T2" style:family="text">
      <style:text-properties officeooo:rsid="0003f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 page scr 156</text:p>
      <text:p text:style-name="Standard"/>
      <text:p text:style-name="Standard">True Tales</text:p>
      <text:p text:style-name="Standard"/>
      <text:p text:style-name="Standard">O Americano, Outra vez <text:a xlink:type="simple" xlink:href="https://southerncrossreview.org/81/feynman-brazil.html" text:style-name="Internet_20_link" text:visited-style-name="Visited_20_Internet_20_Link">https://southerncrossreview.org/81/feynman-brazil.html</text:a></text:p>
      <text:p text:style-name="Standard">by Richard Feynman </text:p>
      <text:p text:style-name="Standard"/>
      <text:p text:style-name="Standard">Current Events</text:p>
      <text:p text:style-name="Standard"/>
      <text:p text:style-name="Standard">Israel, the United States and the Rhetoric on the War on Terror <text:a xlink:type="simple" xlink:href="https://southerncrossreview.org/156/hilal-israel-terror.html" text:style-name="Internet_20_link" text:visited-style-name="Visited_20_Internet_20_Link">https://southerncrossreview.org/156/hilal-israel-terror.html</text:a></text:p>
      <text:p text:style-name="Standard">by Maha Hilal</text:p>
      <text:p text:style-name="Standard"/>
      <text:p text:style-name="Standard"/>
      <text:p text:style-name="Standard">Bombing Muslims for Peace <text:a xlink:type="simple" xlink:href="https://southerncrossreview.org/156/astore-bombing-muslims.html" text:style-name="Internet_20_link" text:visited-style-name="Visited_20_Internet_20_Link">https://southerncrossreview.org/156/astore-bombing-muslims.html</text:a></text:p>
      <text:p text:style-name="Standard">by William J. Astore </text:p>
      <text:p text:style-name="Standard"/>
      <text:h text:style-name="Heading_20_1" text:outline-level="1"><text:span text:style-name="T1">The Military-Industrial Complex Is the Winner (Not You) </text:span><text:a xlink:type="simple" xlink:href="https://southerncrossreview.org/156/hartung-disarming-you.html" text:style-name="Internet_20_link" text:visited-style-name="Visited_20_Internet_20_Link"><text:span text:style-name="T1">https://southerncrossreview.org/156/hartung-disarming-you.html</text:span></text:a><text:span text:style-name="T1"> by William D. Hartung </text:span></text:h>
      <text:p text:style-name="Text_20_body"/>
      <text:p text:style-name="Standard">Children's Corner</text:p>
      <text:p text:style-name="Standard"/>
      <text:p text:style-name="Standard">The Magic Mound, Chapters 12 – 13 <text:a xlink:type="simple" xlink:href="https://southerncrossreview.org/156/magic-mound-12-13.html" text:style-name="Internet_20_link" text:visited-style-name="Visited_20_Internet_20_Link">https://southerncrossreview.org/156/magic-mound-12-13.html</text:a> by Frank Thomas Smith </text:p>
      <text:p text:style-name="Standard"/>
      <text:p text:style-name="Standard">Social Science</text:p>
      <text:p text:style-name="Standard"/>
      <text:p text:style-name="Standard">Favela Children, Chapter 10 <text:a xlink:type="simple" xlink:href="https://southerncrossreview.org/156/favela-children-10.html" text:style-name="Internet_20_link" text:visited-style-name="Visited_20_Internet_20_Link">https://southerncrossreview.org/156/favela-children-10.html</text:a> by Ute Craemer</text:p>
      <text:p text:style-name="Standard"/>
      <text:p text:style-name="Standard">Spiritual Science</text:p>
      <text:p text:style-name="Standard"/>
      <text:p text:style-name="Standard">Mireya &amp; Intergalactic Reincarnation <text:a xlink:type="simple" xlink:href="https://southerncrossreview.org/150/mireya-intergalactic.html" text:style-name="Internet_20_link" text:visited-style-name="Visited_20_Internet_20_Link">https://southerncrossreview.org/150/mireya-intergalactic.html</text:a> by Frank Thomas Smith</text:p>
      <text:p text:style-name="Standard"/>
      <text:p text:style-name="Standard">Death Is not Proud <text:a xlink:type="simple" xlink:href="https://southerncrossreview.org/156/fts-life-and-death-2.html" text:style-name="Internet_20_link" text:visited-style-name="Visited_20_Internet_20_Link">https://southerncrossreview.org/156/fts-life-and-death-2.html</text:a> by Frank Thomas Smith</text:p>
      <text:p text:style-name="Standard"/>
      <text:p text:style-name="Standard"><text:soft-page-break/>Anthroposophy</text:p>
      <text:p text:style-name="Standard"/>
      <text:p text:style-name="Standard">Anthroposophical Guidelines 13 – 28 <text:a xlink:type="simple" xlink:href="https://southerncrossreview.org/156/guidelines-13-28.html" text:style-name="Internet_20_link" text:visited-style-name="Visited_20_Internet_20_Link">https://southerncrossreview.org/156/guidelines-13-28.html</text:a></text:p>
      <text:p text:style-name="Standard">by Rudolf Steiner</text:p>
      <text:p text:style-name="Standard"/>
      <text:p text:style-name="Standard">Poetry</text:p>
      <text:p text:style-name="Standard"/>
      <text:p text:style-name="Standard">Reincarnation Blues <text:a xlink:type="simple" xlink:href="https://southerncrossreview.org/156/r-blues-2.html" text:style-name="Internet_20_link" text:visited-style-name="Visited_20_Internet_20_Link">https://southerncrossreview.org/156/r-blues-2.html</text:a> by Frank Thomas Smith</text:p>
      <text:p text:style-name="Standard"/>
      <text:p text:style-name="Standard">Gunga Din <text:a xlink:type="simple" xlink:href="https://southerncrossreview.org/155/kipling-din.html" text:style-name="Internet_20_link" text:visited-style-name="Visited_20_Internet_20_Link">https://southerncrossreview.org/155/kipling-din.html</text:a> bt Rudyard Kipling</text:p>
      <text:p text:style-name="Standard"/>
      <text:p text:style-name="Standard">Fiction</text:p>
      <text:p text:style-name="Standard"/>
      <text:p text:style-name="Standard">Three Versions of Judas <text:a xlink:type="simple" xlink:href="https://southerncrossreview.org/156/borges-judas-eng.html" text:style-name="Internet_20_link" text:visited-style-name="Visited_20_Internet_20_Link">https://southerncrossreview.org/156/borges-judas-eng.html</text:a> by Jorge Luis Borges<text:span text:style-name="T2">jkk</text:span></text:p>
      <text:p text:style-name="Standard"/>
      <text:p text:style-name="Standard">Education</text:p>
      <text:p text:style-name="Standard"/>
      <text:p text:style-name="Standard">What is Waldorf Education? <text:a xlink:type="simple" xlink:href="https://southerncrossreview.org/156/sagarin-waldorf.html" text:style-name="Internet_20_link" text:visited-style-name="Visited_20_Internet_20_Link">https://southerncrossreview.org/156/sagarin-waldorf.html</text:a> by Stephen Sagarin </text:p>
      <text:p text:style-name="Standard"/>
      <text:p text:style-name="Standard"/>
      <text:p text:style-name="P1">toward a threefold</text:p>
      <text:p text:style-name="P1">love in the lif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4pt" fo:language="en" fo:country="ZW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4pt" fo:language="en" fo:country="ZW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k Smith</meta:initial-creator>
    <meta:creation-date>2024-03-03T17:41:40.62</meta:creation-date>
    <dc:date>2024-03-04T11:55:22.790887812</dc:date>
    <meta:editing-duration>PT59M7S</meta:editing-duration>
    <meta:editing-cycles>12</meta:editing-cycles>
    <meta:generator>LibreOffice/7.6.4.1$Linux_X86_64 LibreOffice_project/60$Build-1</meta:generator>
    <meta:document-statistic meta:table-count="0" meta:image-count="0" meta:object-count="0" meta:page-count="2" meta:paragraph-count="29" meta:word-count="146" meta:character-count="1573" meta:non-whitespace-character-count="1449"/>
  </office:meta>
</office:document-meta>
</file>